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weight="bold" officeooo:rsid="001c8769" officeooo:paragraph-rsid="0006d9e3" style:font-weight-asian="bold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1c8769" officeooo:paragraph-rsid="0006d9e3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 fo:orphans="2" fo:widows="2"/>
      <style:text-properties fo:font-weight="normal" officeooo:rsid="0006d9e3" officeooo:paragraph-rsid="0006d9e3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 fo:orphans="2" fo:widows="2"/>
      <style:text-properties fo:font-weight="normal" officeooo:rsid="0006d9e3" officeooo:paragraph-rsid="0006d9e3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 fo:orphans="2" fo:widows="2"/>
      <style:text-properties fo:font-weight="normal" officeooo:rsid="0006d9e3" officeooo:paragraph-rsid="00086d98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 fo:orphans="2" fo:widows="2"/>
      <style:text-properties fo:font-weight="normal" officeooo:rsid="00086d98" officeooo:paragraph-rsid="00086d98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 fo:orphans="2" fo:widows="2"/>
      <style:text-properties fo:font-weight="normal" officeooo:rsid="0008e70a" officeooo:paragraph-rsid="0008e70a" style:font-weight-asian="normal" style:font-weight-complex="normal"/>
    </style:style>
    <style:style style:name="P8" style:family="paragraph" style:parent-style-name="Standard" style:list-style-name="L3">
      <style:paragraph-properties fo:text-align="start" style:justify-single-word="false" fo:orphans="2" fo:widows="2"/>
      <style:text-properties fo:font-style="italic" officeooo:paragraph-rsid="0008e70a" style:font-style-asian="italic" style:font-style-complex="italic"/>
    </style:style>
    <style:style style:name="P9" style:family="paragraph" style:parent-style-name="Standard" style:list-style-name="L2">
      <style:paragraph-properties fo:text-align="start" style:justify-single-word="false" fo:orphans="2" fo:widows="2"/>
      <style:text-properties fo:font-weight="normal" officeooo:rsid="000a47ec" officeooo:paragraph-rsid="000a47ec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 fo:orphans="2" fo:widows="2"/>
      <style:text-properties fo:font-weight="normal" officeooo:rsid="00086d98" officeooo:paragraph-rsid="00086d98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 fo:orphans="2" fo:widows="2"/>
      <style:text-properties fo:font-weight="normal" officeooo:rsid="0008e70a" officeooo:paragraph-rsid="0008e70a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 fo:orphans="2" fo:widows="2"/>
      <style:text-properties fo:font-style="italic" fo:font-weight="normal" officeooo:rsid="0008e70a" officeooo:paragraph-rsid="0008e70a" style:font-style-asian="italic" style:font-weight-asian="normal" style:font-style-complex="italic" style:font-weight-complex="normal"/>
    </style:style>
    <style:style style:name="P13" style:family="paragraph" style:parent-style-name="Standard" style:list-style-name="L1">
      <style:paragraph-properties fo:text-align="start" style:justify-single-word="false" fo:orphans="2" fo:widows="2"/>
      <style:text-properties fo:font-weight="normal" officeooo:rsid="000ae2be" officeooo:paragraph-rsid="000ae2be" style:font-weight-asian="normal" style:font-weight-complex="normal"/>
    </style:style>
    <style:style style:name="P14" style:family="paragraph" style:parent-style-name="Standard">
      <style:paragraph-properties fo:text-align="start" style:justify-single-word="false" fo:orphans="2" fo:widows="2"/>
      <style:text-properties fo:font-weight="bold" officeooo:rsid="000b5147" officeooo:paragraph-rsid="000b5147" style:font-weight-asian="bold" style:font-weight-complex="bold"/>
    </style:style>
    <style:style style:name="P15" style:family="paragraph" style:parent-style-name="Standard">
      <style:paragraph-properties fo:text-align="start" style:justify-single-word="false" fo:orphans="2" fo:widows="2"/>
      <style:text-properties fo:font-weight="normal" officeooo:rsid="000b5147" officeooo:paragraph-rsid="000b5147" style:font-weight-asian="normal" style:font-weight-complex="normal"/>
    </style:style>
    <style:style style:name="P16" style:family="paragraph" style:parent-style-name="Standard">
      <style:paragraph-properties fo:text-align="start" style:justify-single-word="false" fo:orphans="2" fo:widows="2"/>
      <style:text-properties fo:color="#000000" loext:opacity="100%" fo:font-weight="normal" officeooo:rsid="000b5147" officeooo:paragraph-rsid="000b5147" style:font-weight-asian="normal" style:font-weight-complex="normal"/>
    </style:style>
    <style:style style:name="T1" style:family="text">
      <style:text-properties officeooo:rsid="000b5147"/>
    </style:style>
    <style:style style:name="T2" style:family="text">
      <style:text-properties fo:color="#ff0000" loext:opacity="100%" officeooo:rsid="0008e70a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officeooo:rsid="000ae2be"/>
    </style:style>
    <style:style style:name="T5" style:family="text">
      <style:text-properties officeooo:rsid="00086d98"/>
    </style:style>
    <style:style style:name="T6" style:family="text">
      <style:text-properties officeooo:rsid="000a47ec"/>
    </style:style>
    <style:style style:name="T7" style:family="text">
      <style:text-properties fo:font-weight="normal" officeooo:rsid="0008e70a" style:font-weight-asian="normal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0ae2be"/>
    </style:style>
    <style:style style:name="T11" style:family="text">
      <style:text-properties fo:color="#ff0000" loext:opacity="100%" officeooo:rsid="00086d98"/>
    </style:style>
    <style:style style:name="T12" style:family="text">
      <style:text-properties fo:color="#ff0000" loext:opacity="100%" officeooo:rsid="000b5147"/>
    </style:style>
    <style:style style:name="T1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писать и обосновать, сколько потребуется времени для тестирования заполнения справочника Товары (демо база) </text:p>
      <text:p text:style-name="P2"/>
      <text:list xml:id="list650105354" text:style-name="L1">
        <text:list-item>
          <text:p text:style-name="P3">Изучение справочника <text:span text:style-name="T1">в базе</text:span> — <text:span text:style-name="T2">2</text:span><text:span text:style-name="T3">0 минут</text:span></text:p>
        </text:list-item>
        <text:list-item>
          <text:p text:style-name="P3">Написание тестов: — <text:span text:style-name="T4">490 минут</text:span></text:p>
        </text:list-item>
      </text:list>
      <text:list xml:id="list920913545" text:style-name="L2">
        <text:list-item>
          <text:list>
            <text:list-item>
              <text:p text:style-name="P4">«Создание группы справочника Товары» — 20 минут</text:p>
            </text:list-item>
            <text:list-item>
              <text:p text:style-name="P4">«Создание подгруппы справочника «Товары» - 10 минут</text:p>
            </text:list-item>
            <text:list-item>
              <text:p text:style-name="P4">«Создание карточки товара» - 30 минут</text:p>
            </text:list-item>
            <text:list-item>
              <text:p text:style-name="P5">«Добавление <text:span text:style-name="T5">и обновление</text:span> изображени<text:span text:style-name="T5">я</text:span> в карточк<text:span text:style-name="T5">е</text:span> товара» <text:span text:style-name="T5">(два сценария в фиче-файле</text:span> - <text:span text:style-name="T5">30 минут</text:span></text:p>
            </text:list-item>
            <text:list-item>
              <text:p text:style-name="P6">Написание негативного теста на добавление картинки в карточку товара более 5МБ. Прочитать в аналитике/спросить и зафиксировать, если нет документации, какая ошибка должна появиться для пользователя. <text:s/>- 30 минут</text:p>
            </text:list-item>
            <text:list-item>
              <text:p text:style-name="P4">«<text:span text:style-name="T5">Добавление и удаление характеристик в карточке товара» (два сценария в фиче-файле — 30 минут</text:span></text:p>
            </text:list-item>
            <text:list-item>
              <text:p text:style-name="P7"><text:span text:style-name="T6">Тест</text:span> на добавление/удаление множественных признаков у характеристики, например «Цвет» - 30-40 минут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8"><text:span text:style-name="T7">Примечание для себя: Можно добавить несколько признаков к одной характеристике. Удалить по одному признаку нажатием на крестик. Удалить всю характеристику разом с несколькими признаками.</text:span></text:p>
                </text:list-item>
              </text:list>
            </text:list-item>
          </text:list>
        </text:list-item>
      </text:list>
      <text:list text:continue-list="list920913545" text:style-name="L2">
        <text:list-item>
          <text:list>
            <text:list-item>
              <text:p text:style-name="P5">«<text:span text:style-name="T5">Добавление и редактирование описания в карточке товара» (два сценария в фиче-файле — 30 минут</text:span></text:p>
            </text:list-item>
            <text:list-item>
              <text:p text:style-name="P9">Тест на корректную работу кнопки «Создание нового элемента копированием текущего» - 20 минут</text:p>
            </text:list-item>
            <text:list-item>
              <text:p text:style-name="P9"><text:s/>Тест на корректную работу кнопки «Записать <text:span text:style-name="T8">NFC </text:span><text:span text:style-name="T9">метку» - 20 минут</text:span></text:p>
            </text:list-item>
            <text:list-item>
              <text:p text:style-name="P9"><text:span text:style-name="T9"><text:s/>Тест на создание Заказа нажатием на кнопку «Создать на основании» - 20 минут</text:span></text:p>
            </text:list-item>
            <text:list-item>
              <text:p text:style-name="P9"><text:span text:style-name="T9"><text:s/>Тест на вывод печатной формы прайс-листа по нажатию на кнопку «Печать» - 30 минут</text:span></text:p>
            </text:list-item>
            <text:list-item>
              <text:p text:style-name="P9"><text:span text:style-name="T9"><text:s/>Тест на вывод печатной формы штрихкода по нажатию на кнопку «Печать» - 20 минут</text:span></text:p>
            </text:list-item>
            <text:list-item>
              <text:p text:style-name="P9"><text:span text:style-name="T9"><text:s/>Тест на добавление Файлов в карточку товара (возможно, тут будет группа тестов) — 80 минут</text:span></text:p>
            </text:list-item>
            <text:list-item>
              <text:p text:style-name="P9"><text:span text:style-name="T9"><text:s/>Тест на добавление цен в карточку товара (возможно, тут будет группа тестов) — </text:span><text:span text:style-name="T10">80 минут</text:span></text:p>
            </text:list-item>
          </text:list>
        </text:list-item>
      </text:list>
      <text:list text:continue-list="list650105354" text:style-name="L1">
        <text:list-item>
          <text:p text:style-name="P3">Уточнить у разработчика, могут ли быть расхождения по коду с карточкой услуги, и если да, то написать тесты № 3-<text:span text:style-name="T1">8</text:span> и для услуги — <text:span text:style-name="T11">20 минут</text:span><text:span text:style-name="T5"> общение с разработчиком и если понадобится, с аналитиком + </text:span><text:span text:style-name="T1">заложить доп.время на тесты и добавить к общему итогу</text:span><text:span text:style-name="T5">. </text:span><text:span text:style-name="T1">Но, надеюсь, код идентичный и расхождений не будет :)</text:span></text:p>
        </text:list-item>
        <text:list-item>
          <text:p text:style-name="P10">Уточнить у разработчика и аналитика, зачем в карточке услуги блокируются поля «Поставщик» и «Артикул», но остается активным поле «Вес». Скорее всего, это баг, а не фича, поэтому на общение и регистрацию бага закладываем <text:span text:style-name="T3">30 минут</text:span>.</text:p>
        </text:list-item>
        <text:list-item>
          <text:p text:style-name="P11">Уточнить у разработчика и аналитика, есть ли требования к полю «Описание» в карточке товара на минимальное и максимальное количество символов, запрещенные символы — <text:span text:style-name="T3">10 минут</text:span>.</text:p>
          <text:list>
            <text:list-item>
              <text:p text:style-name="P12">Примечание для себя: вряд ли есть какие-то ограничения, поэтому время зафиксировала только на переговоры. <text:span text:style-name="T1">Добавлю в общий итог, если предположение окажется неверным.</text:span></text:p>
            </text:list-item>
          </text:list>
        </text:list-item>
        <text:list-item>
          <text:p text:style-name="P13">Время работы с одним дефектом — <text:span text:style-name="T3">15 минут</text:span></text:p>
        </text:list-item>
        <text:list-item>
          <text:p text:style-name="P13">Время на повторный прогон всех тестов — <text:span text:style-name="T3">30 минут</text:span></text:p>
        </text:list-item>
        <text:list-item>
          <text:p text:style-name="P13">Время на дополнительные затраты и риски (тут считаю обоснованным закладывать +20% к общему времени по опыту и по рекомендациям из книг по планированию) — <text:span text:style-name="T3">1</text:span><text:span text:style-name="T12">2</text:span><text:span text:style-name="T3">0 минут</text:span></text:p>
        </text:list-item>
      </text:list>
      <text:p text:style-name="P14"><text:span text:style-name="T3">Итого: 735 минут</text:span></text:p>
      <text:p text:style-name="P15"><text:span text:style-name="T3"/></text:p>
      <text:p text:style-name="P16"><text:span text:style-name="T13">Вывод для себя</text:span>: вести подобную декомпозицию в таблице <text:span text:style-name="T9">эксель</text:span>, чтобы было нагляднее, легко редактировать и время считалось само по формулам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1.42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1T20:37:05.156000000</meta:creation-date>
    <dc:date>2025-11-01T21:49:09.037000000</dc:date>
    <meta:editing-duration>PT6M51S</meta:editing-duration>
    <meta:editing-cycles>1</meta:editing-cycles>
    <meta:document-statistic meta:table-count="0" meta:image-count="0" meta:object-count="0" meta:page-count="1" meta:paragraph-count="28" meta:word-count="460" meta:character-count="2987" meta:non-whitespace-character-count="2560"/>
    <meta:generator>LibreOffice/24.8.0.3$Windows_X86_64 LibreOffice_project/0bdf1299c94fe897b119f97f3c613e9dca6be583</meta:generator>
  </office:meta>
</office:document-meta>
</file>